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c9211e" fo:font-weight="bold" style:font-weight-asian="bold" style:font-weight-complex="bold"/>
    </style:style>
    <style:style style:name="P3" style:family="paragraph" style:parent-style-name="Standard">
      <style:text-properties officeooo:paragraph-rsid="0016bf5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6bf5d" officeooo:paragraph-rsid="0016bf5d" style:font-weight-asian="bold" style:font-weight-complex="bold"/>
    </style:style>
    <style:style style:name="P6" style:family="paragraph" style:parent-style-name="Standard">
      <style:text-properties fo:font-weight="bold" officeooo:rsid="001a0cd5" officeooo:paragraph-rsid="001a0cd5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16bf5d"/>
    </style:style>
    <style:style style:name="T2" style:family="text">
      <style:text-properties officeooo:rsid="0016eb10"/>
    </style:style>
    <style:style style:name="T3" style:family="text">
      <style:text-properties officeooo:rsid="00183f22"/>
    </style:style>
    <style:style style:name="T4" style:family="text">
      <style:text-properties officeooo:rsid="001a0fca"/>
    </style:style>
    <style:style style:name="T5" style:family="text">
      <style:text-properties officeooo:rsid="001a6503"/>
    </style:style>
    <style:style style:name="T6" style:family="text">
      <style:text-properties officeooo:rsid="001ab8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rutura de diretórios GRP:</text:p>
      <text:p text:style-name="Standard"/>
      <text:p text:style-name="P5">Documentação oficial: </text:p>
      <text:p text:style-name="P3">https://symfony.com/doc/3.0/setup.html</text:p>
      <text:p text:style-name="Standard"/>
      <text:p text:style-name="P1">app</text:p>
      <text:p text:style-name="Standard">- config: contém as parametrizações e configurações do sistema de cada ambiente.</text:p>
      <text:p text:style-name="Standard"/>
      <text:p text:style-name="Standard">- DoctrineMigrations: arquivos de migração para modificação do banco de dados.</text:p>
      <text:p text:style-name="Standard"/>
      <text:p text:style-name="Standard"><text:s/>- Resources: <text:span text:style-name="T2">contém arquivos de </text:span>configuração dos recursos d<text:span text:style-name="T2">o</text:span> frontend. <text:span text:style-name="T2">Exemplo arquivos de</text:span> tradução, breadcrumb, exceções de erro <text:span text:style-name="T2">400, 404</text:span>.</text:p>
      <text:p text:style-name="Standard"><text:s/></text:p>
      <text:p text:style-name="P1">bin</text:p>
      <text:p text:style-name="P1"/>
      <text:p text:style-name="P3">- contém arquivos de script<text:span text:style-name="T3">s</text:span> sh, o mais usado é o console que roda os comandos do symfony, para rodar migração ex. php bin/console doc:mi:mi </text:p>
      <text:p text:style-name="Standard"/>
      <text:p text:style-name="P1">features</text:p>
      <text:p text:style-name="P1"/>
      <text:p text:style-name="Standard"><text:s/>- ficam os arquivos de descrição de novas funcionalidades, não é usado geralmente.</text:p>
      <text:p text:style-name="Standard"/>
      <text:p text:style-name="P1">IntegratedApplications</text:p>
      <text:p text:style-name="P1"/>
      <text:p text:style-name="Standard"><text:s/>- mantém os projetos de rede simples e transparência.</text:p>
      <text:p text:style-name="Standard"><text:s/></text:p>
      <text:p text:style-name="P1">scripts</text:p>
      <text:p text:style-name="P1"/>
      <text:p text:style-name="Standard"><text:s/>- contém os scripts de banco de dados, ex carga inicial, não utilizado já que usamos a cópia do banco atualizado.</text:p>
      <text:p text:style-name="Standard"/>
      <text:p text:style-name="P6">src</text:p>
      <text:p text:style-name="P1"/>
      <text:p text:style-name="P7">- <text:span text:style-name="T5">bundle é o agrupamento de todos arquivos para um módulo.</text:span></text:p>
      <text:p text:style-name="P1"/>
      <text:p text:style-name="Standard">- <text:span text:style-name="T4">contém</text:span> os arquivos dos bundles de cada módulo do sistema.</text:p>
      <text:p text:style-name="Standard"/>
      <text:p text:style-name="Standard">- no CoreBundle contém os arquivos que fazem parte do núcleo do sistema e são usados em todos os módulos.</text:p>
      <text:p text:style-name="Standard"/>
      <text:p text:style-name="Standard">- cada bundle possui separado os submódulos de cada módulo, ex dentro no módulo administrativo possui o submódulo norma, protocolo, cgm e etc.</text:p>
      <text:p text:style-name="Standard"/>
      <text:p text:style-name="Standard"><text:s/>- tanto na navegação do sistema <text:span text:style-name="T6">na</text:span> tela <text:span text:style-name="T6">do usuário</text:span> e no código seguem o mesmo padrão de divisão desses módulos e submódulos.</text:p>
      <text:p text:style-name="Standard"/>
      <text:p text:style-name="P1">storage</text:p>
      <text:p text:style-name="P1"/>
      <text:p text:style-name="Standard"><text:s/>- armazena os arquivos salvos no sistema, ex. fotos que são feito upload e demais arquivos que são armazenados no sistema.</text:p>
      <text:p text:style-name="Standard"><text:s/></text:p>
      <text:p text:style-name="P1">tests</text:p>
      <text:p text:style-name="P1"><text:soft-page-break/></text:p>
      <text:p text:style-name="Standard"><text:s/>- arquivos de testes unitários e de integração do sistema, quase nunca usado.</text:p>
      <text:p text:style-name="Standard"><text:s/></text:p>
      <text:p text:style-name="P1">web</text:p>
      <text:p text:style-name="P1"/>
      <text:p text:style-name="Standard"><text:s/>- nesse diretório contém os arquivos que acessados na web, o symfony faz um link simbólico apenas nos arquivos bundles da pasta SRC permitidos e deixa visivel nessa pasta, ex. os arquivos .js, imagens.</text:p>
      <text:p text:style-name="Standard"><text:s/></text:p>
      <text:p text:style-name="P1">.gitignore</text:p>
      <text:p text:style-name="P1"/>
      <text:p text:style-name="Standard"><text:s/>- arquivos que não são monitorados pelo git.</text:p>
      <text:p text:style-name="Standard"><text:s/></text:p>
      <text:p text:style-name="P1">.behat.yml</text:p>
      <text:p text:style-name="P1"/>
      <text:p text:style-name="Standard"><text:s/>- <text:span text:style-name="T1">estruturador de testes - </text:span>não usado.</text:p>
      <text:p text:style-name="Standard"><text:s/></text:p>
      <text:p text:style-name="P1">composer.json</text:p>
      <text:p text:style-name="P1"/>
      <text:p text:style-name="Standard"><text:s/>- possui a configuração de dependências do GRP.</text:p>
      <text:p text:style-name="Standard"><text:s/></text:p>
      <text:p text:style-name="P1">Jenkinsfile</text:p>
      <text:p text:style-name="P1"/>
      <text:p text:style-name="Standard"><text:s/>- arquivo de configuração da pipeline para fazer deploy automático no ambiente de teste e homologação.</text:p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1:49:22.193797525</meta:creation-date>
    <dc:date>2021-05-03T12:23:51.848770156</dc:date>
    <meta:editing-duration>PT8M1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326" meta:character-count="2019" meta:non-whitespace-character-count="1704"/>
  </office:meta>
</office:document-meta>
</file>